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61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5.786cm"/>
    </style:style>
    <style:style style:name="co5" style:family="table-column">
      <style:table-column-properties fo:break-before="auto" style:column-width="5.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inal Constraints</text:p>
          </table:table-cell>
          <table:table-cell office:value-type="string" calcext:value-type="string">
            <text:p>Final Constraints</text:p>
          </table:table-cell>
          <table:table-cell office:value-type="string" calcext:value-type="string">
            <text:p>Technique PLONK (x = y+ cte)</text:p>
          </table:table-cell>
          <table:table-cell office:value-type="string" calcext:value-type="string">
            <text:p>Technique ACIR (only linear)</text:p>
          </table:table-cell>
          <table:table-cell office:value-type="string" calcext:value-type="string">
            <text:p>% Reduction</text:p>
          </table:table-cell>
          <table:table-cell office:value-type="string" calcext:value-type="string">
            <text:p>% Reduction PLON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bechmark_eddsa</text:p>
          </table:table-cell>
          <table:table-cell office:value-type="float" office:value="13038" calcext:value-type="float">
            <text:p>13038</text:p>
          </table:table-cell>
          <table:table-cell office:value-type="float" office:value="12448" calcext:value-type="float">
            <text:p>12448</text:p>
          </table:table-cell>
          <table:table-cell office:value-type="float" office:value="518" calcext:value-type="float">
            <text:p>518</text:p>
          </table:table-cell>
          <table:table-cell office:value-type="float" office:value="71" calcext:value-type="float">
            <text:p>71</text:p>
          </table:table-cell>
          <table:table-cell table:formula="of:= ([.B3]-[.C3])/[.B3]*100" office:value-type="float" office:value="4.5252339315846" calcext:value-type="float">
            <text:p>4,5252339315846</text:p>
          </table:table-cell>
          <table:table-cell table:formula="of:=[.D3]/[.B3]*100" office:value-type="float" office:value="3.97300199417088" calcext:value-type="float">
            <text:p>3,97300199417088</text:p>
          </table:table-cell>
          <table:table-cell office:value-type="string" calcext:value-type="string">
            <text:p>0m0,311s</text:p>
          </table:table-cell>
        </table:table-row>
        <table:table-row table:style-name="ro2">
          <table:table-cell office:value-type="string" calcext:value-type="string">
            <text:p>github_test</text:p>
          </table:table-cell>
          <table:table-cell office:value-type="float" office:value="39733" calcext:value-type="float">
            <text:p>39733</text:p>
          </table:table-cell>
          <table:table-cell office:value-type="float" office:value="16033" calcext:value-type="float">
            <text:p>16033</text:p>
          </table:table-cell>
          <table:table-cell office:value-type="float" office:value="1980" calcext:value-type="float">
            <text:p>1980</text:p>
          </table:table-cell>
          <table:table-cell office:value-type="float" office:value="21720" calcext:value-type="float">
            <text:p>21720</text:p>
          </table:table-cell>
          <table:table-cell table:formula="of:= ([.B4]-[.C4])/[.B4]*100" office:value-type="float" office:value="59.6481514106662" calcext:value-type="float">
            <text:p>59,6481514106662</text:p>
          </table:table-cell>
          <table:table-cell table:formula="of:=[.D4]/[.B4]*100" office:value-type="float" office:value="4.98326328241009" calcext:value-type="float">
            <text:p>4,98326328241009</text:p>
          </table:table-cell>
          <table:table-cell office:value-type="string" calcext:value-type="string">
            <text:p>0m2,875s</text:p>
            <text:p/>
          </table:table-cell>
        </table:table-row>
        <table:table-row table:style-name="ro1">
          <table:table-cell office:value-type="string" calcext:value-type="string">
            <text:p>noir-semaphore</text:p>
          </table:table-cell>
          <table:table-cell office:value-type="float" office:value="35198" calcext:value-type="float">
            <text:p>35198</text:p>
          </table:table-cell>
          <table:table-cell office:value-type="float" office:value="20999" calcext:value-type="float">
            <text:p>20999</text:p>
          </table:table-cell>
          <table:table-cell office:value-type="float" office:value="506" calcext:value-type="float">
            <text:p>506</text:p>
          </table:table-cell>
          <table:table-cell office:value-type="float" office:value="13693" calcext:value-type="float">
            <text:p>13693</text:p>
          </table:table-cell>
          <table:table-cell table:formula="of:= ([.B5]-[.C5])/[.B5]*100" office:value-type="float" office:value="40.3403602477413" calcext:value-type="float">
            <text:p>40,3403602477413</text:p>
          </table:table-cell>
          <table:table-cell table:formula="of:=[.D5]/[.B5]*100" office:value-type="float" office:value="1.43758168077732" calcext:value-type="float">
            <text:p>1,43758168077732</text:p>
          </table:table-cell>
          <table:table-cell office:value-type="string" calcext:value-type="string">
            <text:p>0m3,364s</text:p>
          </table:table-cell>
        </table:table-row>
        <table:table-row table:style-name="ro1">
          <table:table-cell office:value-type="string" calcext:value-type="string">
            <text:p>google_test</text:p>
          </table:table-cell>
          <table:table-cell office:value-type="float" office:value="53210" calcext:value-type="float">
            <text:p>53210</text:p>
          </table:table-cell>
          <table:table-cell office:value-type="float" office:value="16043" calcext:value-type="float">
            <text:p>16043</text:p>
          </table:table-cell>
          <table:table-cell office:value-type="float" office:value="2186" calcext:value-type="float">
            <text:p>2186</text:p>
          </table:table-cell>
          <table:table-cell office:value-type="float" office:value="34981" calcext:value-type="float">
            <text:p>34981</text:p>
          </table:table-cell>
          <table:table-cell table:formula="of:= ([.B6]-[.C6])/[.B6]*100" office:value-type="float" office:value="69.8496523209923" calcext:value-type="float">
            <text:p>69,8496523209923</text:p>
          </table:table-cell>
          <table:table-cell table:formula="of:=[.D6]/[.B6]*100" office:value-type="float" office:value="4.10825032888555" calcext:value-type="float">
            <text:p>4,10825032888555</text:p>
          </table:table-cell>
          <table:table-cell office:value-type="string" calcext:value-type="string">
            <text:p>0m14,160s</text:p>
          </table:table-cell>
        </table:table-row>
        <table:table-row table:style-name="ro1">
          <table:table-cell office:value-type="string" calcext:value-type="string">
            <text:p>linkedin_test</text:p>
          </table:table-cell>
          <table:table-cell office:value-type="float" office:value="56453" calcext:value-type="float">
            <text:p>56453</text:p>
          </table:table-cell>
          <table:table-cell office:value-type="float" office:value="17187" calcext:value-type="float">
            <text:p>17187</text:p>
          </table:table-cell>
          <table:table-cell office:value-type="float" office:value="2379" calcext:value-type="float">
            <text:p>2379</text:p>
          </table:table-cell>
          <table:table-cell office:value-type="float" office:value="36887" calcext:value-type="float">
            <text:p>36887</text:p>
          </table:table-cell>
          <table:table-cell table:formula="of:= ([.B7]-[.C7])/[.B7]*100" office:value-type="float" office:value="69.5552052149576" calcext:value-type="float">
            <text:p>69,5552052149576</text:p>
          </table:table-cell>
          <table:table-cell table:formula="of:=[.D7]/[.B7]*100" office:value-type="float" office:value="4.21412502435654" calcext:value-type="float">
            <text:p>4,21412502435654</text:p>
          </table:table-cell>
          <table:table-cell office:value-type="string" calcext:value-type="string">
            <text:p>0m15,816s</text:p>
          </table:table-cell>
        </table:table-row>
        <table:table-row table:style-name="ro1">
          <table:table-cell office:value-type="string" calcext:value-type="string">
            <text:p>x_test</text:p>
          </table:table-cell>
          <table:table-cell office:value-type="float" office:value="330634" calcext:value-type="float">
            <text:p>330634</text:p>
          </table:table-cell>
          <table:table-cell office:value-type="float" office:value="109316" calcext:value-type="float">
            <text:p>109316</text:p>
          </table:table-cell>
          <table:table-cell office:value-type="float" office:value="18188" calcext:value-type="float">
            <text:p>18188</text:p>
          </table:table-cell>
          <table:table-cell office:value-type="float" office:value="203130" calcext:value-type="float">
            <text:p>203130</text:p>
          </table:table-cell>
          <table:table-cell table:formula="of:= ([.B8]-[.C8])/[.B8]*100" office:value-type="float" office:value="66.937459547415" calcext:value-type="float">
            <text:p>66,937459547415</text:p>
          </table:table-cell>
          <table:table-cell table:formula="of:=[.D8]/[.B8]*100" office:value-type="float" office:value="5.50094666610209" calcext:value-type="float">
            <text:p>5,50094666610209</text:p>
          </table:table-cell>
          <table:table-cell office:value-type="string" calcext:value-type="string">
            <text:p>2m13,417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3T11:01:45.047867519</meta:creation-date>
    <dc:date>2025-04-03T11:42:45.092591250</dc:date>
    <meta:editing-duration>PT9S</meta:editing-duration>
    <meta:editing-cycles>1</meta:editing-cycles>
    <meta:document-statistic meta:table-count="1" meta:cell-count="55" meta:object-count="0"/>
    <meta:generator>LibreOffice/6.4.7.2$Linux_X86_64 LibreOffice_project/40$Build-2</meta:generator>
  </office:meta>
</office:document-meta>
</file>